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70000018E3D8B83F79AF290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534cm" svg:height="12.14cm" svg:x="1.5cm" svg:y="1.25cm">
          <draw:image xlink:href="Pictures/10000001000000F70000018E3D8B83F79AF290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3:23:53.319313006</meta:creation-date>
    <dc:date>2023-03-22T13:27:34.803163231</dc:date>
    <meta:editing-duration>PT3M42S</meta:editing-duration>
    <meta:editing-cycles>2</meta:editing-cycles>
    <meta:generator>LibreOffice/7.4.4.2$Linux_X86_64 LibreOffice_project/40$Build-2</meta:generator>
    <meta:document-statistic meta:object-count="1"/>
  </office:meta>
</office:document-meta>
</file>